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4" calcext:value-type="float">
            <text:p>200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izona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lanta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ltimore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ffalo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olina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ncinnati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veland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llas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ver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troit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en Bay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uston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dianapolis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cksonville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nsas City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ami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nesota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w England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ew Orleans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Giants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Y Jets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akland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iladelphia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ttsburgh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 Diego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 Francisco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ttle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 Louis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mpa Bay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nnessee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shington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